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A0000004F74E6DD3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1.405cm"/>
    </style:style>
    <style:style style:name="gr2" style:family="graphic" style:parent-style-name="standard">
      <style:graphic-properties draw:stroke="none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00%" fo:text-align="center"/>
    </style:style>
    <style:style style:name="P2" style:family="paragraph">
      <style:paragraph-properties fo:line-height="100%" fo:text-align="center"/>
      <style:text-properties fo:font-family="'Trebuchet MS'" style:font-family-generic="swiss" style:font-pitch="variable" fo:font-style="italic" style:font-style-asian="italic" style:font-style-complex="italic"/>
    </style:style>
    <style:style style:name="P3" style:family="paragraph">
      <style:paragraph-properties fo:text-align="center"/>
    </style:style>
    <style:style style:name="T1" style:family="text">
      <style:text-properties fo:font-family="'Trebuchet MS'" style:font-family-generic="swiss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.495cm" svg:height="2.615cm" svg:x="2.175cm" svg:y="5.35cm">
          <draw:text-box>
            <text:p text:style-name="P1"><text:span text:style-name="T1">Drag the OpenMS-1.7 folder</text:span></text:p>
            <text:p text:style-name="P1"><text:span text:style-name="T1">to your Applications folder</text:span></text:p>
          </draw:text-box>
        </draw:frame>
        <draw:custom-shape draw:style-name="gr2" draw:text-style-name="P3" draw:layer="layout" svg:width="1.905cm" svg:height="0.635cm" svg:x="5.215cm" svg:y="2.60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5.029cm" svg:height="2.337cm" svg:x="3.561cm" svg:y="7.455cm">
          <draw:image xlink:href="Pictures/10000201000000AA0000004F74E6DD3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233cm" fo:page-height="11.70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7T10:03:09</meta:creation-date>
    <dc:date>2009-11-20T17:41:38</dc:date>
    <meta:editing-duration>PT00H22M47S</meta:editing-duration>
    <meta:editing-cycles>9</meta:editing-cycles>
    <meta:generator>OpenOffice.org/3.1$Unix OpenOffice.org_project/310m19$Build-9420</meta:generator>
    <meta:document-statistic meta:object-count="3"/>
    <meta:user-defined meta:name="Info 1"/>
    <meta:user-defined meta:name="Info 2"/>
    <meta:user-defined meta:name="Info 3"/>
    <meta:user-defined meta:name="Info 4"/>
  </office:meta>
</office:document-meta>
</file>